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autami" svg:font-family="Gautami"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style:font-face style:name="Unifont" svg:font-family="Unifont" style:font-family-generic="system" style:font-pitch="variable"/>
  </office:font-face-decls>
  <office:automatic-styles>
    <style:style style:name="P1" style:family="paragraph" style:parent-style-name="List_20_Paragraph" style:list-style-name="WWNum1">
      <style:paragraph-properties fo:text-align="start" style:justify-single-word="false"/>
      <style:text-properties style:font-name="Times New Roman1"/>
    </style:style>
    <style:style style:name="P2" style:family="paragraph" style:parent-style-name="List_20_Paragraph">
      <style:paragraph-properties fo:margin-left="0in" fo:margin-right="0in" fo:text-align="start" style:justify-single-word="false" fo:text-indent="0in" style:auto-text-indent="false"/>
      <style:text-properties style:font-name="Times New Roman1" officeooo:rsid="00112e08" officeooo:paragraph-rsid="00112e08"/>
    </style:style>
    <style:style style:name="P3" style:family="paragraph" style:parent-style-name="Standard">
      <style:paragraph-properties fo:text-align="start" style:justify-single-word="false"/>
      <style:text-properties style:font-name="Times New Roman1"/>
    </style:style>
    <style:style style:name="P4" style:family="paragraph" style:parent-style-name="Standard">
      <style:paragraph-properties fo:text-align="start" style:justify-single-word="false" fo:break-before="page"/>
      <style:text-properties style:font-name="Times New Roman1"/>
    </style:style>
    <style:style style:name="P5" style:family="paragraph" style:parent-style-name="Standard">
      <style:paragraph-properties fo:text-align="start" style:justify-single-word="false"/>
      <style:text-properties style:font-name="Times New Roman1" style:font-name-complex="Times New Roman2"/>
    </style:style>
    <style:style style:name="P6" style:family="paragraph" style:parent-style-name="Standard">
      <style:paragraph-properties fo:text-align="start" style:justify-single-word="false"/>
      <style:text-properties style:font-name="Times New Roman1" officeooo:paragraph-rsid="0009de14" style:font-name-complex="Times New Roman2"/>
    </style:style>
    <style:style style:name="P7" style:family="paragraph" style:parent-style-name="Standard">
      <style:paragraph-properties fo:text-align="start" style:justify-single-word="false"/>
      <style:text-properties style:font-name="Times New Roman1" officeooo:rsid="001006c0" officeooo:paragraph-rsid="001006c0" style:font-name-complex="Times New Roman2"/>
    </style:style>
    <style:style style:name="P8" style:family="paragraph" style:parent-style-name="Standard">
      <style:paragraph-properties fo:text-align="start" style:justify-single-word="false"/>
      <style:text-properties style:font-name="Times New Roman1" officeooo:rsid="00112e08" officeooo:paragraph-rsid="00112e08" style:font-name-complex="Times New Roman2"/>
    </style:style>
    <style:style style:name="P9" style:family="paragraph" style:parent-style-name="Standard">
      <style:paragraph-properties fo:text-align="start" style:justify-single-word="false"/>
      <style:text-properties style:font-name="Times New Roman1" officeooo:rsid="0011a168" officeooo:paragraph-rsid="0011a168" style:font-name-complex="Times New Roman2"/>
    </style:style>
    <style:style style:name="P10" style:family="paragraph" style:parent-style-name="Standard">
      <style:paragraph-properties fo:text-align="start" style:justify-single-word="false"/>
      <style:text-properties style:font-name="Times New Roman1" fo:font-size="14pt" fo:font-weight="bold" style:font-size-asian="14pt" style:font-weight-asian="bold" style:font-name-complex="Times New Roman2" style:font-size-complex="14pt" style:font-weight-complex="bold"/>
    </style:style>
    <style:style style:name="T1" style:family="text">
      <style:text-properties officeooo:rsid="0009de14"/>
    </style:style>
    <style:style style:name="T2" style:family="text">
      <style:text-properties officeooo:rsid="000b9acc"/>
    </style:style>
    <style:style style:name="T3" style:family="text">
      <style:text-properties officeooo:rsid="000ca125"/>
    </style:style>
    <style:style style:name="T4" style:family="text">
      <style:text-properties officeooo:rsid="000f7e00"/>
    </style:style>
    <style:style style:name="T5" style:family="text">
      <style:text-properties officeooo:rsid="001006c0"/>
    </style:style>
    <style:style style:name="T6" style:family="text">
      <style:text-properties officeooo:rsid="001009c1"/>
    </style:style>
    <style:style style:name="T7" style:family="text">
      <style:text-properties officeooo:rsid="00112e08"/>
    </style:style>
    <style:style style:name="T8" style:family="text">
      <style:text-properties officeooo:rsid="00112e55"/>
    </style:style>
    <style:style style:name="T9" style:family="text">
      <style:text-properties style:font-name-complex="Times New Roman2"/>
    </style:style>
    <style:style style:name="T10" style:family="text">
      <style:text-properties officeooo:rsid="0009de14" style:font-name-complex="Times New Roman2"/>
    </style:style>
    <style:style style:name="T11" style:family="text">
      <style:text-properties fo:font-size="14pt" fo:font-weight="bold" style:font-size-asian="14pt" style:font-weight-asian="bold" style:font-name-complex="Times New Roman2" style:font-size-complex="14pt" style:font-weight-complex="bold"/>
    </style:style>
    <style:style style:name="T12" style:family="text">
      <style:text-properties fo:font-weight="bold" style:font-weight-asian="bold" style:font-name-complex="Times New Roman2" style:font-weight-complex="bold"/>
    </style:style>
    <style:style style:name="T13" style:family="text">
      <style:text-properties officeooo:rsid="0011315a"/>
    </style:style>
    <style:style style:name="T14" style:family="text">
      <style:text-properties officeooo:rsid="001353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Name: </text:span><text:span text:style-name="T10">Jacob Boicken</text:span></text:p>
      <text:p text:style-name="P3"><text:span text:style-name="T9">Section: </text:span><text:span text:style-name="T10">8? - the friday one</text:span></text:p>
      <text:p text:style-name="P3"><text:span text:style-name="T9">University ID: </text:span></text:p>
      <text:p text:style-name="P5"/>
      <text:p text:style-name="P3"><text:span text:style-name="T11">Programming Project 2 Report</text:span></text:p>
      <text:p text:style-name="P10"/>
      <text:p text:style-name="P3"><text:span text:style-name="T12">Summary (10pts):</text:span></text:p>
      <text:p text:style-name="P5"/>
      <text:p text:style-name="P9">I learned a lot from this project. Firstly, I decided to try a different pthread feature out. I used the read write locks instead of the mutex locks. I thought that would work better being that bank account access was broken into reading and writing. It is also a lot easier to utilize. I came across an issue of where my threads were deadlocking as multiple TRANS were holding onto each others locks need to progress. I literally see, as I am writing, in 4 Hints a better solution than mine given. But I actually solved this <text:span text:style-name="T14">by utilizing trywrlock for the locks I have. So if the TRANS fails with trylock it unlocks everything and then tries again to lock everything. I have seen this actually end up have a TRANS take a long time to finish. </text:span></text:p>
      <text:p text:style-name="P5"/>
      <text:p text:style-name="P5"/>
      <text:p text:style-name="P5"/>
      <text:p text:style-name="P5"/>
      <text:p text:style-name="P5"/>
      <text:p text:style-name="P3"><text:span text:style-name="T12">6.2: </text:span></text:p>
      <text:p text:style-name="P3"><text:span text:style-name="T12">(5pts) Average runtime for each program (use the “real” time)</text:span></text:p>
      <text:p text:style-name="P5"/>
      <text:p text:style-name="P5"><text:span text:style-name="T1">Not sure what “real” means but I am taking time from requests output time from test program</text:span></text:p>
      <text:p text:style-name="P5"/>
      <text:p text:style-name="P6"><text:tab/><text:span text:style-name="T1">Fine: ~4020 seconds for TRANS requests and 120 sec for CHECK requests </text:span></text:p>
      <text:p text:style-name="P6"><text:tab/><text:tab/><text:span text:style-name="T1">So total average is like 4150 seconds.</text:span></text:p>
      <text:p text:style-name="P6"/>
      <text:p text:style-name="P6"><text:span text:style-name="T1"><text:tab/>Coarse: </text:span><text:span text:style-name="T6">~</text:span><text:span text:style-name="T1">1050</text:span><text:span text:style-name="T5">00 </text:span><text:span text:style-name="T1">seconds </text:span><text:span text:style-name="T5">for TRANS requests and </text:span><text:span text:style-name="T6">~</text:span>39<text:span text:style-name="T5">0000 </text:span><text:span text:style-name="T6">sec </text:span><text:span text:style-name="T5">for </text:span><text:span text:style-name="T6">CHECK</text:span><text:span text:style-name="T5"> requests</text:span></text:p>
      <text:p text:style-name="P6"><text:tab/><text:tab/><text:span text:style-name="T6">So total average is like 495000 seconds.</text:span><text:tab/></text:p>
      <text:p text:style-name="P5"><text:tab/></text:p>
      <text:p text:style-name="P5"><text:tab/><text:span text:style-name="T7">(In real life, fine ends immediately after the test program tells it to and I have to wait minutes for the coarse one. </text:span></text:p>
      <text:p text:style-name="P5"/>
      <text:p text:style-name="P5"><text:tab/><text:span text:style-name="T6">(How are these times computed?) </text:span></text:p>
      <text:p text:style-name="P5"/>
      <text:p text:style-name="P5"/>
      <text:p text:style-name="P3"/>
      <text:p text:style-name="P4"><text:span text:style-name="T12">6.3:</text:span></text:p>
      <text:list xml:id="list2812254400" text:style-name="WWNum1">
        <text:list-item>
          <text:p text:style-name="P1"><text:span text:style-name="T12">(3 pts) Which technique was faster – coarse or fine-grained locking?</text:span></text:p>
        </text:list-item>
      </text:list>
      <text:p text:style-name="P5"/>
      <text:p text:style-name="P5"><text:tab/><text:span text:style-name="T2">The fine is much, </text:span><text:span text:style-name="T6">much, much</text:span><text:span text:style-name="T2"> faster.</text:span></text:p>
      <text:p text:style-name="P5"/>
      <text:p text:style-name="P5"/>
      <text:list xml:id="list203905569583818" text:continue-numbering="true" text:style-name="WWNum1">
        <text:list-item>
          <text:p text:style-name="P1"><text:span text:style-name="T12">(3 pts) Why was this technique faster?</text:span></text:p>
        </text:list-item>
      </text:list>
      <text:p text:style-name="P5"/>
      <text:p text:style-name="P5"><text:tab/><text:tab/><text:span text:style-name="T2">This is because the coarse method is only letting one thread work at a time on the bank accounts so they all get processed one after the other. </text:span><text:span text:style-name="T3">The </text:span><text:span text:style-name="T4">fine allows for X thread</text:span><text:span text:style-name="T5">s</text:span><text:span text:style-name="T4"> to all work on </text:span><text:span text:style-name="T5">the bank accounts.</text:span></text:p>
      <text:p text:style-name="P5"/>
      <text:p text:style-name="P5"/>
      <text:list xml:id="list203903594935179" text:continue-numbering="true" text:style-name="WWNum1">
        <text:list-item>
          <text:p text:style-name="P1"><text:span text:style-name="T12">(3 pts) Are there any instances where the other technique would be faster?</text:span></text:p>
        </text:list-item>
      </text:list>
      <text:p text:style-name="P5"/>
      <text:p text:style-name="P7">I don’t think there is many instances of it being better. I think when we have a low number of accounts / whatever is needing to be accessed, it may work better as not as many threads can work in parallel anyway and it reduc<text:span text:style-name="T6">es</text:span> the static overhead with many locks. But when <text:span text:style-name="T6">many exist parallel threads aren’t likely to match accounts they are accessing.</text:span></text:p>
      <text:p text:style-name="P5"/>
      <text:p text:style-name="P5"/>
      <text:list xml:id="list203904024822559" text:continue-numbering="true" text:style-name="WWNum1">
        <text:list-item>
          <text:p text:style-name="P1"><text:span text:style-name="T12">(3 pts) What would happen to the performance if a lock was used for every 10 accounts? Why?</text:span></text:p>
        </text:list-item>
      </text:list>
      <text:p text:style-name="P5"/>
      <text:p text:style-name="P8">My thought is that it would have <text:span text:style-name="T8">little decrease in</text:span> performance. Their may be less overhead regarding the locks but it does increase the chances that multiple threads try to lock the same block of accounts <text:span text:style-name="T8">at once</text:span>. <text:span text:style-name="T8">For instance, a TRANS could lock 100 accounts if they are all in different block. It could also just lock the 10 accounts it needs if they are next to each other.</text:span></text:p>
      <text:p text:style-name="P5"/>
      <text:p text:style-name="P5"/>
      <text:list xml:id="list203905562946770" text:continue-numbering="true" text:style-name="WWNum1">
        <text:list-item>
          <text:p text:style-name="P1"><text:span text:style-name="T12">(3 pts) What is the optimal locking granularity (fine, coarse or medium)?</text:span></text:p>
        </text:list-item>
      </text:list>
      <text:p text:style-name="P2"/>
      <text:p text:style-name="P2">My thought for the optimal strategy in a more real world setting would be to use medium grained locking. However, when grouping accounts, they should be split into groups where accounts are likely to be access at the same time<text:span text:style-name="T8"> like </text:span><text:span text:style-name="T13">if they share</text:span><text:span text:style-name="T8"> the </text:span><text:span text:style-name="T13">same</text:span><text:span text:style-name="T8"> owner of the account</text:span>. <text:span text:style-name="T8">So using the bank example, people </text:span><text:span text:style-name="T13">can</text:span><text:span text:style-name="T8"> have multiple accounts with the same bank. Then, all of their accounts are locked and unlocked together. </text:span><text:span text:style-name="T13">I’m not sure at like a low level how to group things though.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roman" style:font-pitch="variable"/>
    <style:font-face style:name="Calibri1" svg:font-family="Calibri" style:font-family-generic="system" style:font-pitch="variable"/>
    <style:font-face style:name="Gautami" svg:font-family="Gautami"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Gautam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Gautam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Gatla, Om R [E CPE]</meta:initial-creator>
    <meta:editing-cycles>12</meta:editing-cycles>
    <meta:creation-date>2021-10-18T01:22:00</meta:creation-date>
    <dc:date>2022-04-07T20:38:18.987123822</dc:date>
    <meta:editing-duration>PT44M24S</meta:editing-duration>
    <meta:generator>LibreOffice/7.2.1.2$OpenBSD_X86_64 LibreOffice_project/20$Build-2</meta:generator>
    <meta:document-statistic meta:table-count="0" meta:image-count="0" meta:object-count="0" meta:page-count="2" meta:paragraph-count="27" meta:word-count="585" meta:character-count="3206" meta:non-whitespace-character-count="2631"/>
    <meta:user-defined meta:name="AppVersion">16.0000</meta:user-defined>
    <meta:template xlink:type="simple" xlink:actuate="onRequest" xlink:title="Normal.dotm" xlink:href=""/>
  </office:meta>
</office:document-meta>
</file>